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b62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b62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b62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b62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b62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b62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b62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b62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b62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b62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b62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b62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b62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b62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b62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b62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b62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uaslexa Del Valle Febres Roj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anta Bárba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8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5213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ús Rafael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5.2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6" meta:non-whitespace-character-count="998"/>
    <meta:template xlink:type="simple" xlink:actuate="onRequest" xlink:title="Normal" xlink:href=""/>
  </office:meta>
</office:document-meta>
</file>